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64b8" officeooo:paragraph-rsid="001864b8"/>
    </style:style>
    <style:style style:name="P2" style:family="paragraph" style:parent-style-name="Standard" style:list-style-name="L1">
      <style:text-properties officeooo:rsid="001864b8" officeooo:paragraph-rsid="001864b8"/>
    </style:style>
    <style:style style:name="P3" style:family="paragraph" style:parent-style-name="Standard" style:list-style-name="L1">
      <style:text-properties officeooo:rsid="0018d44c" officeooo:paragraph-rsid="0018d44c"/>
    </style:style>
    <style:style style:name="P4" style:family="paragraph" style:parent-style-name="Standard">
      <style:text-properties officeooo:rsid="0018d44c" officeooo:paragraph-rsid="0018d44c"/>
    </style:style>
    <style:style style:name="P5" style:family="paragraph" style:parent-style-name="Standard" style:list-style-name="L1">
      <style:text-properties officeooo:rsid="00191e84" officeooo:paragraph-rsid="00191e84"/>
    </style:style>
    <style:style style:name="T1" style:family="text">
      <style:text-properties officeooo:rsid="0018d44c"/>
    </style:style>
    <style:style style:name="T2" style:family="text">
      <style:text-properties officeooo:rsid="00191e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text:span text:style-name="T2">Auto-Logger/Auto-Reminder algun nombre mas interesante</text:span></text:p>
      <text:p text:style-name="P1"/>
      <text:p text:style-name="P1"/>
      <text:p text:style-name="P1">Ideas:</text:p>
      <text:p text:style-name="P1"/>
      <text:list xml:id="list3635973359088521847" text:style-name="L1">
        <text:list-item>
          <text:p text:style-name="P5">En este momento casi todo el mundo tiene un celular android/iPhone/Windows phone.</text:p>
        </text:list-item>
        <text:list-item>
          <text:p text:style-name="P2">En el celular/web, ingreso <text:span text:style-name="T1">mis autos.</text:span></text:p>
        </text:list-item>
        <text:list-item>
          <text:p text:style-name="P3">Voy al mecanico </text:p>
          <text:list>
            <text:list-item>
              <text:p text:style-name="P3">Cargo datos sobre la reparación efectuada </text:p>
            </text:list-item>
            <text:list-item>
              <text:p text:style-name="P3">Lo puede cargar tambien el mecanico con la aplicacion para mecanicos.</text:p>
              <text:list>
                <text:list-item>
                  <text:p text:style-name="P5">El mecanico carga el dato, y el dueño del vehiculo recibe una notificacion y da el OK.</text:p>
                </text:list-item>
              </text:list>
            </text:list-item>
          </text:list>
        </text:list-item>
        <text:list-item>
          <text:p text:style-name="P3">Cambio el aceite </text:p>
          <text:list>
            <text:list-item>
              <text:p text:style-name="P3">Cargo datos de cambio de aceite, y los km registrados en el auto.</text:p>
            </text:list-item>
            <text:list-item>
              <text:p text:style-name="P3">Lo puede cargar tambien el mecanico</text:p>
            </text:list-item>
          </text:list>
        </text:list-item>
        <text:list-item>
          <text:p text:style-name="P3">Rotacion de neumaticos/Alineacion/Balanceo</text:p>
        </text:list-item>
        <text:list-item>
          <text:p text:style-name="P3">Amortiguadores</text:p>
        </text:list-item>
        <text:list-item>
          <text:p text:style-name="P3">Periodicamente el programa pregunta por los km recorridos del auto.</text:p>
          <text:list>
            <text:list-item>
              <text:p text:style-name="P3">Puede tener alguna inteligencia para que el celular detecte que se esta usando el auto y actualizar de alguna manera los km del auto.</text:p>
            </text:list-item>
          </text:list>
        </text:list-item>
        <text:list-item>
          <text:p text:style-name="P3">Cuando se estan por cumplir los 5000 km del ciclo de aceite, lanza alerta en el celular, envia email indicando el evento. Este email puede tener el listado de talleres que pueden realizar el cambio de aceite. <text:span text:style-name="T2">Este listado contendria a los talleres que desean publicar en el programa.</text:span></text:p>
        </text:list-item>
        <text:list-item>
          <text:p text:style-name="P3">Lo mismo con las otras cosas.</text:p>
        </text:list-item>
        <text:list-item>
          <text:p text:style-name="P3">Puede tener un modo chequeo pre-viaje, </text:p>
          <text:list>
            <text:list-item>
              <text:p text:style-name="P3">El usuario pulsa: me voy de viaje el viernes, al bolson (1000 km), el programa le puede dar el listado de cosas a chequear (chequear nivel aceite, agua, presion neumaticos, etc etc etc etc)</text:p>
            </text:list-item>
          </text:list>
        </text:list-item>
      </text:list>
      <text:p text:style-name="P4"/>
      <text:p text:style-name="P4">La idea es que cada pantalla tenga alguna <text:span text:style-name="T2">publicida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1T08:49:24.433642136</meta:creation-date>
    <dc:date>2015-06-21T09:24:54.017334976</dc:date>
    <meta:editing-duration>PT5M9S</meta:editing-duration>
    <meta:editing-cycles>1</meta:editing-cycles>
    <meta:document-statistic meta:table-count="0" meta:image-count="0" meta:object-count="0" meta:page-count="1" meta:paragraph-count="20" meta:word-count="243" meta:character-count="1383" meta:non-whitespace-character-count="1173"/>
    <meta:generator>LibreOffice/4.4.2.2$Linux_X86_64 LibreOffice_project/40m0$Build-2</meta:generator>
  </office:meta>
</office:document-meta>
</file>